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73A60000323FDC72BE32.svm"/>
  <manifest:file-entry manifest:media-type="" manifest:full-path="Pictures/200000070000AAC80000F14DD704528E.svm"/>
  <manifest:file-entry manifest:media-type="" manifest:full-path="Pictures/20000007000066F70000212D936E61DF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5"/>
    <style:style style:name="P6" style:family="paragraph" style:parent-style-name="Standard" style:list-style-name="L4">
      <style:paragraph-properties fo:margin-left="4.815cm" fo:margin-right="0cm" fo:text-indent="-4.18cm" style:auto-text-indent="false">
        <style:tab-stops>
          <style:tab-stop style:position="-3.545cm"/>
        </style:tab-stops>
      </style:paragraph-properties>
    </style:style>
    <style:style style:name="P7" style:family="paragraph" style:parent-style-name="Standard" style:list-style-name="L5">
      <style:paragraph-properties fo:margin-left="6.985cm" fo:margin-right="0cm" fo:text-indent="-6.297cm" style:auto-text-indent="false">
        <style:tab-stops>
          <style:tab-stop style:position="-5.715cm"/>
          <style:tab-stop style:position="0.238cm"/>
        </style:tab-stops>
      </style:paragraph-properties>
    </style:style>
    <style:style style:name="P8" style:family="paragraph" style:parent-style-name="Standard">
      <style:paragraph-properties fo:break-before="page"/>
    </style:style>
    <style:style style:name="P9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4cm, 4.38cm, 6.181cm, 8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741cm" style:run-through="foreground"/>
    </style:style>
    <style:style style:name="gr5" style:family="graphic">
      <style:graphic-properties draw:fill="none" draw:textarea-horizontal-align="justify" draw:textarea-vertical-align="middle" draw:auto-grow-height="false" style:run-through="foreground"/>
    </style:style>
    <style:style style:name="gr6" style:family="graphic">
      <style:graphic-properties draw:stroke="none" svg:stroke-color="#000000" draw:fill="none" draw:fill-color="#ffffff" fo:min-height="1.005cm" style:run-through="foreground"/>
    </style:style>
    <style:style style:name="gr7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101cm" style:run-through="foreground"/>
    </style:style>
    <style:style style:name="gr9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none" draw:textarea-horizontal-align="justify" draw:textarea-vertical-align="middle" draw:auto-grow-height="true" fo:min-height="1.277cm" fo:min-width="3.702cm" style:run-through="foreground"/>
    </style:style>
    <style:style style:name="gr11" style:family="graphic">
      <style:graphic-properties draw:stroke="none" svg:stroke-color="#000000" draw:fill="none" draw:fill-color="#ffffff" fo:min-height="0.847cm" style:run-through="foreground"/>
    </style:style>
    <style:style style:name="gr12" style:family="graphic">
      <style:graphic-properties draw:fill="none" draw:textarea-horizontal-align="justify" draw:textarea-vertical-align="middle" draw:auto-grow-height="true" fo:min-height="1.7cm" fo:min-width="3.702cm" style:run-through="foreground"/>
    </style:style>
    <style:style style:name="gr13" style:family="graphic">
      <style:graphic-properties draw:stroke="none" svg:stroke-color="#000000" draw:fill="none" draw:fill-color="#ffffff" fo:min-height="1.656cm" style:run-through="foreground"/>
    </style:style>
    <style:style style:name="gr14" style:family="graphic">
      <style:graphic-properties draw:fill="none" draw:textarea-horizontal-align="justify" draw:textarea-vertical-align="middle" draw:auto-grow-height="true" fo:min-height="1.284cm" fo:min-width="3.702cm" style:run-through="foreground"/>
    </style:style>
    <style:style style:name="gr15" style:family="graphic">
      <style:graphic-properties draw:stroke="none" svg:stroke-color="#000000" draw:fill="none" draw:fill-color="#ffffff" fo:min-height="1.251cm" style:run-through="foreground"/>
    </style:style>
    <style:style style:name="gr16" style:family="graphic">
      <style:graphic-properties draw:stroke="none" svg:stroke-color="#000000" draw:fill="none" draw:fill-color="#ffffff" fo:min-height="1.247cm" style:run-through="foreground"/>
    </style:style>
    <style:style style:name="gr17" style:family="graphic">
      <style:graphic-properties draw:fill="none" draw:textarea-horizontal-align="justify" draw:textarea-vertical-align="middle" draw:auto-grow-height="true" fo:min-height="1.843cm" fo:min-width="3.702cm" style:run-through="foreground"/>
    </style:style>
    <style:style style:name="gr18" style:family="graphic">
      <style:graphic-properties draw:stroke="none" svg:stroke-color="#000000" draw:fill="none" draw:fill-color="#ffffff" fo:min-height="1.924cm" style:run-through="foreground"/>
    </style:style>
    <style:style style:name="gr19" style:family="graphic">
      <style:graphic-properties draw:fill="none" draw:textarea-horizontal-align="justify" draw:textarea-vertical-align="middle" draw:auto-grow-height="true" fo:min-height="1.709cm" fo:min-width="3.702cm" style:run-through="foreground"/>
    </style:style>
    <style:style style:name="gr20" style:family="graphic">
      <style:graphic-properties draw:stroke="none" svg:stroke-color="#000000" draw:fill="none" draw:fill-color="#ffffff" fo:min-height="1.393cm" style:run-through="foreground"/>
    </style:style>
    <style:style style:name="gr21" style:family="graphic">
      <style:graphic-properties draw:fill="none" draw:textarea-horizontal-align="justify" draw:textarea-vertical-align="middle" draw:auto-grow-height="true" fo:min-height="1.577cm" fo:min-width="3.702cm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erechnungen in WAC (Westa Air Control)</text:h>
      <text:p text:style-name="Standard"/>
      <text:h text:style-name="Heading_20_2" text:outline-level="2"><draw:frame draw:style-name="fr1" draw:name="Grafik1" text:anchor-type="paragraph" svg:x="0.007cm" svg:y="0cm" svg:width="13.76cm" svg:height="18.72cm" draw:z-index="0"><draw:image xlink:href="Pictures/200000070000AAC80000F14DD704528E.svm" xlink:type="simple" xlink:show="embed" xlink:actuate="onLoad"/></draw:frame><draw:rect text:anchor-type="paragraph" draw:z-index="1" draw:style-name="gr1" draw:text-style-name="P9" svg:width="10.267cm" svg:height="14.95cm" svg:x="2.626cm" svg:y="2.194cm"><text:p/></draw:rect>Berechnung der Notwendigkeit lüftungstechnischer Maßnahmen:</text:h>
      <text:p text:style-name="Standard">Für die Notwendigkeit müssen die Tabellenwerte für die „freie Lüftung“ genommen werden.</text:p>
      <text:p text:style-name="Standard">Für die lüftungstechnischen Maßnahmen müssen dann die Tabellenwerte für die ventilatorgestützten Zu-/Abluftsysteme genommen werden.</text:p>
      <text:p text:style-name="Standard"/>
      <text:p text:style-name="Standard"/>
      <text:p text:style-name="P1"/>
      <text:h text:style-name="Heading_20_2" text:outline-level="2">Geometriedaten:</text:h>
      <text:p text:style-name="Standard">Sollen immer aktuell berechnet gehalten werden.</text:p>
      <text:list xml:id="list29295322" text:style-name="L1">
        <text:list-item>
          <text:p text:style-name="P2">Wohnfläche = Summe aller Raumflächen</text:p>
        </text:list-item>
        <text:list-item>
          <text:p text:style-name="P2">mittlere Raumhöhe; arithmetisch Mittel über alle Raumhöhen</text:p>
        </text:list-item>
        <text:list-item>
          <text:p text:style-name="P2">Luftvolumen = Summe aller Raumvolumina</text:p>
        </text:list-item>
        <text:list-item>
          <text:p text:style-name="P2">gelüftete Fläche; entspricht zurzeit der Wohnfläche</text:p>
        </text:list-item>
        <text:list-item>
          <text:p text:style-name="P2">gelüftetes Volumen; entspricht zurzeit dem Luftvolumen</text:p>
        </text:list-item>
      </text:list>
      <text:p text:style-name="Standard"/>
      <text:p text:style-name="Standard"/>
      <text:h text:style-name="Heading_20_2" text:outline-level="2">Außenluftvolumenströme:</text:h>
      <text:p text:style-name="Standard">Sollen immer aktuell berechnet gehalten werden.</text:p>
      <text:list xml:id="list29274688" text:style-name="L2">
        <text:list-item>
          <text:p text:style-name="P3">Notwendigkeit der lüftungstechnischen Maßnahme; beinhaltet Infiltrationsanteil für „freie Lüftung“ und Lüftung für Feuchteschutz</text:p>
        </text:list-item>
        <text:list-item>
          <text:p text:style-name="P3">Gesamt-Außenluftvolumenströme für Nutzungseinheit (a); Berechnung aufgrund des Gesamtvolumens</text:p>
        </text:list-item>
        <text:list-item>
          <text:p text:style-name="P3">Gesamtabluftvolumenströme der Räume (b); Summe aller Abluftvolumenströme der Räume</text:p>
        </text:list-item>
        <text:list-item>
          <text:p text:style-name="P3">personenbezogene Gesamt-Außenluftvolumenströme (c); Berechnung aufgrund Anzahl Personen</text:p>
        </text:list-item>
        <text:list-item>
          <text:p text:style-name="P3">Gesamt-Luftvolumenstrom für lüftungstechnische Maßnahmen (d); Maximum von (a), (b) und (c) minus evtl. Infiltrationsanteil</text:p>
        </text:list-item>
      </text:list>
      <text:p text:style-name="Standard"/>
      <text:p text:style-name="Standard">Aus dem Maximum von (a), (b) und (c) ergibt sich (d) mit oder ohne die Infiltration.</text:p>
      <text:p text:style-name="Standard">(a), (b) und (c) sind nur Zwischenwerte, die mit angezeigt werden sollen. Sie werden für keine andere Berechnung benötigt.</text:p>
      <text:p text:style-name="Standard">Bei Berechnung ohne Infiltration (nicht gesetztem Haken) wird dieser Wert der Gesamt-Außenluftvolumenstrom sein. Bei Berechnung mit Infiltration (mit gesetztem Haken) wird der Infiltrationsanteil davon abgezogen.</text:p>
      <text:p text:style-name="Standard"/>
      <text:p text:style-name="Standard"/>
      <text:h text:style-name="Heading_20_2" text:outline-level="2">Raumvolumenströme:</text:h>
      <text:p text:style-name="Standard">Sollen berechnet werden, sobald Räume eingegeben sind.</text:p>
      <text:p text:style-name="Standard"/>
      <text:list xml:id="list29289360" text:style-name="L3">
        <text:list-item>
          <text:p text:style-name="P4">Gesamtvolumen der Nutzungseinheit; entspricht dem Gesamtvolumen aus den Geometriedaten</text:p>
        </text:list-item>
        <text:list-item>
          <text:p text:style-name="P4">Luftwechsel der Nutzungseinheit = Gesamt-Außenluftvolumenstrom / Gesamtvolumen</text:p>
        </text:list-item>
        <text:list-item>
          <text:p text:style-name="P4">Gesamtaußenluft-Volumenstrom mit Infiltration; entspricht dem Gesamt-Luftvolumenstrom für lüftungstechnische Maßnahmen</text:p>
        </text:list-item>
      </text:list>
      <text:p text:style-name="Standard"/>
      <text:h text:style-name="Heading_20_3" text:outline-level="3">Außenluftvolumenstrom der lüftungstechnischen Maßnahme</text:h>
      <text:list xml:id="list29289367" text:style-name="L4">
        <text:list-item>
          <text:p text:style-name="P6">Nennlüftung:<text:tab/>100% des Außenluftvolumenstroms mit oder ohne Infiltrationsanteil; früher Grundlüftung<text:line-break/>Berechnung:<text:line-break/>Nennlüftung = Maximum aus (a), (b) und (c) – Infiltrationsanteil (falls Haken nicht gesetzt)</text:p>
        </text:list-item>
        <text:list-item>
          <text:p text:style-name="P6">Reduzierte Lüftung:<text:tab/>70% der Nennlüftung; früher Mindestlüftung; Wert darf nicht unter 50 m³/h liegen<text:line-break/>Berechnung:<text:line-break/>Reduzierte Lüftung = 0,7 * Nennlüftung – Infiltrationsanteil (falls Haken <text:soft-page-break/>nicht gesetzt)</text:p>
        </text:list-item>
        <text:list-item>
          <text:p text:style-name="P6">Feuchteschutz:<text:tab/>30/40% der Nennlüftung; Wärmeschutz hoch = 30%; Wärmeschutz niedrig = 40%; ab neuer Norm; Wert darf nicht unter 50 m³/h liegen<text:line-break/>Berechnung:<text:line-break/>Feuchteschutz = 30 (bei Wärmeschutz hoch oder 40 bei niedrig) * Nennlüftung – Infiltrationsanteil (falls Haken nicht gesetzt)</text:p>
        </text:list-item>
        <text:list-item>
          <text:p text:style-name="P6">Intensivlüftung:<text:tab/>130% der Nennlüftung; früher Partylüftung<text:line-break/>Berechnung:<text:line-break/>Intensivlüftung = 1,3 * Nennlüftung – Infiltrationsanteil (falls Haken nicht gesetzt)</text:p>
        </text:list-item>
      </text:list>
      <text:p text:style-name="Standard"/>
      <text:h text:style-name="Heading_20_3" text:outline-level="3">Zentralgerät und Volumenstrom</text:h>
      <text:p text:style-name="Standard">Sobald Räume eingegeben sind, kann anhand der Nennlüftung der Volumenstrom für das Zentralgerät bestimmt werden. Per Abfrage der DB kann dann das passende Zentralgerät ausgewählt werden (Spalte: Max. Volumenstrom).</text:p>
      <text:p text:style-name="Standard"/>
      <text:h text:style-name="Heading_20_3" text:outline-level="3">Tabellenwerte pro Raum</text:h>
      <text:list xml:id="list29302863" text:style-name="L5">
        <text:list-item>
          <text:p text:style-name="P7">Volumen<text:tab/>= Fläche * Höhe</text:p>
        </text:list-item>
        <text:list-item>
          <text:p text:style-name="P7">Volumenstrom<text:tab/>Berechnung siehe WestaWacBerechnungen.java</text:p>
        </text:list-item>
        <text:list-item>
          <text:p text:style-name="P7">Luftwechsel<text:tab/>= Volumenstrom / Volumen</text:p>
        </text:list-item>
        <text:list-item>
          <text:p text:style-name="P7">Anzahl Ventile Abluft<text:tab/></text:p>
        </text:list-item>
        <text:list-item>
          <text:p text:style-name="P7">Abluftvolumenstrom je Ventil<text:tab/>= Volumenstrom / Anzahl Ventile</text:p>
        </text:list-item>
        <text:list-item>
          <text:p text:style-name="P7">Anzahl Ventile Zuluft<text:tab/></text:p>
        </text:list-item>
        <text:list-item>
          <text:p text:style-name="P7">Zuluftvolumenstrom je Ventil<text:tab/></text:p>
        </text:list-item>
      </text:list>
      <text:p text:style-name="Standard"/>
      <text:list xml:id="list30307783" text:continue-numbering="true" text:style-name="L5">
        <text:list-item>
          <text:p text:style-name="P5">Überströmvolumenstrom</text:p>
        </text:list-item>
        <text:list-item>
          <text:p text:style-name="P5">Volumenstrom je Überströmelement</text:p>
        </text:list-item>
      </text:list>
      <text:p text:style-name="Standard"/>
      <text:p text:style-name="Standard"/>
      <text:p text:style-name="Standard">Bei Eingabe der Räume sollen bestimmte Vorschlagswerte kommen.</text:p>
      <text:p text:style-name="Standard"><draw:frame draw:style-name="fr2" draw:name="Grafik2" text:anchor-type="paragraph" svg:x="6.015cm" svg:y="0.106cm" svg:width="10.95cm" svg:height="4.761cm" draw:z-index="74"><draw:image xlink:href="Pictures/20000007000073A60000323FDC72BE32.svm" xlink:type="simple" xlink:show="embed" xlink:actuate="onLoad"/></draw:frame>Bei den nebenstehenden Abluft­räumen sollen die entsprechenden Werte für den Abluftvolumenstrom vorgeschlagen werde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afik3" text:anchor-type="paragraph" svg:x="7.735cm" svg:y="0cm" svg:width="9.23cm" svg:height="2.97cm" draw:z-index="75"><draw:image xlink:href="Pictures/20000007000066F70000212D936E61DF.svm" xlink:type="simple" xlink:show="embed" xlink:actuate="onLoad"/></draw:frame>Bei den nebenstehenden Zulufträumen sollen die entsprechenden Werte für den Zuluftfaktor vorgeschlagen werden.</text:p>
      <text:p text:style-name="Standard"/>
      <text:p text:style-name="Standard"/>
      <text:p text:style-name="Standard">Diese Werte sollen aber weiterhin änderbar sein; bei den Zulufträumen nur in den angegebenen Toleranzen.</text:p>
      <text:p text:style-name="Standard"/>
      <text:p text:style-name="P1"><draw:g text:anchor-type="paragraph" draw:z-index="2" draw:style-name="gr2"><draw:rect draw:style-name="gr3" draw:text-style-name="P9" svg:width="4.34cm" svg:height="0.98cm" svg:x="0.325cm" svg:y="0.242cm"><text:p/></draw:rect><draw:frame draw:style-name="gr4" svg:width="3.996cm" svg:height="0.742cm" svg:x="0.669cm" svg:y="0.48cm"><draw:text-box><text:p>Raumdaten eingeben</text:p></draw:text-box></draw:frame></draw:g></text:p>
      <text:p text:style-name="Standard"/>
      <text:p text:style-name="Standard"><draw:line text:anchor-type="paragraph" draw:z-index="5" draw:style-name="gr7" draw:text-style-name="P9" svg:x1="2.494cm" svg:y1="0.328cm" svg:x2="2.494cm" svg:y2="0.619cm"><text:p/></draw:line><draw:line text:anchor-type="paragraph" draw:z-index="35" draw:style-name="gr7" draw:text-style-name="P9" svg:x1="6.198cm" svg:y1="0.407cm" svg:x2="5.669cm" svg:y2="0.619cm"><text:p/></draw:line></text:p>
      <text:p text:style-name="Standard"><draw:g text:anchor-type="paragraph" draw:z-index="4" draw:style-name="gr2"><draw:custom-shape draw:style-name="gr5" svg:width="4.34cm" svg:height="1.879cm" svg:x="0.325cm" svg:y="0.203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6" draw:text-style-name="P9" svg:width="2.223cm" svg:height="1.006cm" svg:x="1.33cm" svg:y="0.679cm"><draw:text-box><text:p text:style-name="P9">Luftart</text:p><text:p text:style-name="P9">= ZU ?</text:p></draw:text-box></draw:frame></draw:g><draw:line text:anchor-type="paragraph" draw:z-index="33" draw:style-name="gr7" draw:text-style-name="P9" svg:x1="14.559cm" svg:y1="14.831cm" svg:x2="14.559cm" svg:y2="0.173cm"><text:p/></draw:line><draw:line text:anchor-type="paragraph" draw:z-index="34" draw:style-name="gr7" draw:text-style-name="P9" svg:x1="14.559cm" svg:y1="0.173cm" svg:x2="2.494cm" svg:y2="0.173cm"><text:p/></draw:line><draw:line text:anchor-type="paragraph" draw:z-index="37" draw:style-name="gr7" draw:text-style-name="P9" svg:x1="6.198cm" svg:y1="0.464cm" svg:x2="5.669cm" svg:y2="0.173cm"><text:p/></draw:line></text:p>
      <text:p text:style-name="Standard"><draw:g text:anchor-type="paragraph" draw:z-index="3" draw:style-name="gr2"><draw:rect draw:style-name="gr3" draw:text-style-name="P9" svg:width="7.806cm" svg:height="0.98cm" svg:x="5.96cm" svg:y="0.215cm"><text:p/></draw:rect><draw:frame draw:style-name="gr4" svg:width="7.187cm" svg:height="0.742cm" svg:x="6.579cm" svg:y="0.453cm"><draw:text-box><text:p>Eingabe Zuluftfaktor</text:p></draw:text-box></draw:frame></draw:g><draw:frame text:anchor-type="paragraph" draw:z-index="15" draw:style-name="gr9" svg:width="0.556cm" svg:height="0.556cm" svg:x="4.664cm" svg:y="0.176cm"><draw:text-box><text:p>n</text:p></draw:text-box></draw:frame></text:p>
      <text:p text:style-name="Standard"><draw:g text:anchor-type="paragraph" draw:z-index="43" draw:style-name="gr2"><draw:custom-shape draw:style-name="gr12" svg:width="3.996cm" svg:height="1.701cm" svg:x="0.774cm" svg:y="16.849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13" svg:width="3.758cm" svg:height="1.657cm" svg:x="1.012cm" svg:y="17.045cm"><draw:text-box><text:p>Berechnung</text:p><text:p>Gesamtaußenluft- Volumenstrom</text:p></draw:text-box></draw:frame></draw:g><draw:g text:anchor-type="paragraph" draw:z-index="41" draw:style-name="gr2"><draw:custom-shape draw:style-name="gr10" svg:width="3.996cm" svg:height="1.377cm" svg:x="0.774cm" svg:y="15.05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11" svg:width="3.758cm" svg:height="0.902cm" svg:x="1.012cm" svg:y="15.209cm"><draw:text-box><text:p>Berechnung</text:p><text:p>Raumdaten</text:p></draw:text-box></draw:frame></draw:g><draw:g text:anchor-type="paragraph" draw:z-index="40" draw:style-name="gr2"><draw:custom-shape draw:style-name="gr10" svg:width="3.996cm" svg:height="1.377cm" svg:x="0.774cm" svg:y="13.171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11" svg:width="3.758cm" svg:height="0.902cm" svg:x="1.012cm" svg:y="13.33cm"><draw:text-box><text:p>Berechnung</text:p><text:p>Geometriedaten</text:p></draw:text-box></draw:frame></draw:g><draw:g text:anchor-type="paragraph" draw:z-index="26" draw:style-name="gr2"><draw:rect draw:style-name="gr3" draw:text-style-name="P9" svg:width="4.049cm" svg:height="0.98cm" svg:x="5.775cm" svg:y="10.031cm"><text:p/></draw:rect><draw:frame draw:style-name="gr4" svg:width="3.728cm" svg:height="0.742cm" svg:x="6.096cm" svg:y="10.269cm"><draw:text-box><text:p>Raumdaten ändern</text:p></draw:text-box></draw:frame></draw:g><draw:g text:anchor-type="paragraph" draw:z-index="25" draw:style-name="gr2"><draw:rect draw:style-name="gr3" draw:text-style-name="P9" svg:width="5.134cm" svg:height="0.98cm" svg:x="0.325cm" svg:y="10.031cm"><text:p/></draw:rect><draw:frame draw:style-name="gr4" svg:width="4.726cm" svg:height="0.742cm" svg:x="0.732cm" svg:y="10.269cm"><draw:text-box><text:p>Raumdaten hinzufügen</text:p></draw:text-box></draw:frame></draw:g><draw:g text:anchor-type="paragraph" draw:z-index="24" draw:style-name="gr2"><draw:rect draw:style-name="gr3" draw:text-style-name="P9" svg:width="7.806cm" svg:height="0.98cm" svg:x="0.325cm" svg:y="6.697cm"><text:p/></draw:rect><draw:frame draw:style-name="gr4" svg:width="7.187cm" svg:height="0.742cm" svg:x="0.944cm" svg:y="6.935cm"><draw:text-box><text:p>Eingabe Zuluftfaktor</text:p></draw:text-box></draw:frame></draw:g><draw:g text:anchor-type="paragraph" draw:z-index="23" draw:style-name="gr2"><draw:rect draw:style-name="gr3" draw:text-style-name="P9" svg:width="7.832cm" svg:height="0.98cm" svg:x="0.298cm" svg:y="7.676cm"><text:p/></draw:rect><draw:frame draw:style-name="gr4" svg:width="7.212cm" svg:height="0.742cm" svg:x="0.919cm" svg:y="7.914cm"><draw:text-box><text:p>Eingabe Abluftvolumenstrom</text:p></draw:text-box></draw:frame></draw:g><draw:g text:anchor-type="paragraph" draw:z-index="22" draw:style-name="gr2"><draw:rect draw:style-name="gr3" draw:text-style-name="P9" svg:width="7.832cm" svg:height="0.98cm" svg:x="5.96cm" svg:y="5.533cm"><text:p/></draw:rect><draw:frame draw:style-name="gr4" svg:width="7.212cm" svg:height="0.742cm" svg:x="6.581cm" svg:y="5.771cm"><draw:text-box><text:p>Eingabe Abluftvolumenstrom</text:p></draw:text-box></draw:frame></draw:g><draw:g text:anchor-type="paragraph" draw:z-index="21" draw:style-name="gr2"><draw:rect draw:style-name="gr3" draw:text-style-name="P9" svg:width="7.806cm" svg:height="0.98cm" svg:x="5.96cm" svg:y="4.554cm"><text:p/></draw:rect><draw:frame draw:style-name="gr4" svg:width="7.187cm" svg:height="0.742cm" svg:x="6.579cm" svg:y="4.792cm"><draw:text-box><text:p>Eingabe Zuluftfaktor</text:p></draw:text-box></draw:frame></draw:g><draw:g text:anchor-type="paragraph" draw:z-index="20" draw:style-name="gr2"><draw:rect draw:style-name="gr3" draw:text-style-name="P9" svg:width="7.806cm" svg:height="0.98cm" svg:x="5.96cm" svg:y="3.023cm"><text:p/></draw:rect><draw:frame draw:style-name="gr4" svg:width="7.187cm" svg:height="0.742cm" svg:x="6.579cm" svg:y="3.261cm"><draw:text-box><text:p>Eingabe Zuluftfaktor sperren</text:p></draw:text-box></draw:frame></draw:g><draw:g text:anchor-type="paragraph" draw:z-index="19" draw:style-name="gr2"><draw:rect draw:style-name="gr3" draw:text-style-name="P9" svg:width="7.832cm" svg:height="0.98cm" svg:x="5.96cm" svg:y="2.044cm"><text:p/></draw:rect><draw:frame draw:style-name="gr4" svg:width="7.212cm" svg:height="0.742cm" svg:x="6.581cm" svg:y="2.282cm"><draw:text-box><text:p>Eingabe Abluftvolumenstrom</text:p></draw:text-box></draw:frame></draw:g><draw:g text:anchor-type="paragraph" draw:z-index="12" draw:style-name="gr2"><draw:rect draw:style-name="gr3" draw:text-style-name="P9" svg:width="7.806cm" svg:height="0.805cm" svg:x="5.96cm" svg:y="0.748cm"><text:p/></draw:rect><draw:frame draw:style-name="gr8" svg:width="7.187cm" svg:height="1.101cm" svg:x="6.579cm" svg:y="0.944cm"><draw:text-box><text:p>Eingabe für Abluftvolumenstrom sperren</text:p></draw:text-box></draw:frame></draw:g><draw:g text:anchor-type="paragraph" draw:z-index="9" draw:style-name="gr2"><draw:custom-shape draw:style-name="gr5" svg:width="4.34cm" svg:height="1.879cm" svg:x="5.643cm" svg:y="11.497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6" draw:text-style-name="P9" svg:width="2.223cm" svg:height="1.006cm" svg:x="6.648cm" svg:y="11.973cm"><draw:text-box><text:p text:style-name="P9">Luftart</text:p><text:p text:style-name="P9">geändert?</text:p></draw:text-box></draw:frame></draw:g><draw:g text:anchor-type="paragraph" draw:z-index="8" draw:style-name="gr2"><draw:custom-shape draw:style-name="gr5" svg:width="4.34cm" svg:height="1.879cm" svg:x="0.351cm" svg:y="4.14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6" draw:text-style-name="P9" svg:width="2.223cm" svg:height="1.006cm" svg:x="1.356cm" svg:y="4.618cm"><draw:text-box><text:p text:style-name="P9">Luftart</text:p><text:p text:style-name="P9">= ZU/AB ?</text:p></draw:text-box></draw:frame></draw:g><draw:g text:anchor-type="paragraph" draw:z-index="7" draw:style-name="gr2"><draw:custom-shape draw:style-name="gr5" svg:width="4.34cm" svg:height="1.879cm" svg:x="0.325cm" svg:y="1.605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6" draw:text-style-name="P9" svg:width="2.223cm" svg:height="1.006cm" svg:x="1.33cm" svg:y="2.081cm"><draw:text-box><text:p text:style-name="P9">Luftart</text:p><text:p text:style-name="P9">= AB ?</text:p></draw:text-box></draw:frame></draw:g><draw:g text:anchor-type="paragraph" draw:z-index="36" draw:style-name="gr2"><draw:line draw:style-name="gr3" draw:text-style-name="P9" svg:x1="3.023cm" svg:y1="12.245cm" svg:x2="2.732cm" svg:y2="12.43cm"><text:p/></draw:line><draw:line draw:style-name="gr3" draw:text-style-name="P9" svg:x1="3.05cm" svg:y1="12.615cm" svg:x2="2.732cm" svg:y2="12.43cm"><text:p/></draw:line></draw:g><draw:line text:anchor-type="paragraph" draw:z-index="44" draw:style-name="gr7" draw:text-style-name="P9" svg:x1="2.759cm" svg:y1="16.425cm" svg:x2="2.759cm" svg:y2="16.848cm"><text:p/></draw:line><draw:line text:anchor-type="paragraph" draw:z-index="42" draw:style-name="gr7" draw:text-style-name="P9" svg:x1="2.759cm" svg:y1="14.547cm" svg:x2="2.759cm" svg:y2="15.05cm"><text:p/></draw:line><draw:line text:anchor-type="paragraph" draw:z-index="39" draw:style-name="gr7" draw:text-style-name="P9" svg:x1="9.241cm" svg:y1="14.229cm" svg:x2="9.77cm" svg:y2="13.938cm"><text:p/></draw:line><draw:line text:anchor-type="paragraph" draw:z-index="38" draw:style-name="gr7" draw:text-style-name="P9" svg:x1="9.215cm" svg:y1="13.7cm" svg:x2="9.771cm" svg:y2="13.938cm"><text:p/></draw:line><draw:line text:anchor-type="paragraph" draw:z-index="32" draw:style-name="gr7" draw:text-style-name="P9" svg:x1="7.812cm" svg:y1="13.938cm" svg:x2="14.559cm" svg:y2="13.938cm"><text:p/></draw:line><draw:line text:anchor-type="paragraph" draw:z-index="31" draw:style-name="gr7" draw:text-style-name="P9" svg:x1="7.812cm" svg:y1="13.376cm" svg:x2="7.812cm" svg:y2="13.939cm"><text:p/></draw:line><draw:line text:anchor-type="paragraph" draw:z-index="30" draw:style-name="gr7" draw:text-style-name="P9" svg:x1="7.812cm" svg:y1="11.01cm" svg:x2="7.812cm" svg:y2="11.497cm"><text:p/></draw:line><draw:line text:anchor-type="paragraph" draw:z-index="29" draw:style-name="gr7" draw:text-style-name="P9" svg:x1="5.642cm" svg:y1="12.43cm" svg:x2="2.732cm" svg:y2="12.43cm"><text:p/></draw:line><draw:line text:anchor-type="paragraph" draw:z-index="28" draw:style-name="gr7" draw:text-style-name="P9" svg:x1="2.732cm" svg:y1="11.01cm" svg:x2="2.732cm" svg:y2="13.144cm"><text:p/></draw:line><draw:frame text:anchor-type="paragraph" draw:z-index="27" draw:style-name="gr9" svg:width="0.556cm" svg:height="0.556cm" svg:x="5.087cm" svg:y="12.056cm"><draw:text-box><text:p>n</text:p></draw:text-box></draw:frame><draw:line text:anchor-type="paragraph" draw:z-index="18" draw:style-name="gr7" draw:text-style-name="P9" svg:x1="4.69cm" svg:y1="5.075cm" svg:x2="5.907cm" svg:y2="5.075cm"><text:p/></draw:line><draw:frame text:anchor-type="paragraph" draw:z-index="17" draw:style-name="gr9" svg:width="0.556cm" svg:height="0.556cm" svg:x="4.69cm" svg:y="4.648cm"><draw:text-box><text:p>n</text:p></draw:text-box></draw:frame><draw:frame text:anchor-type="paragraph" draw:z-index="16" draw:style-name="gr9" svg:width="0.556cm" svg:height="0.556cm" svg:x="4.664cm" svg:y="2.108cm"><draw:text-box><text:p>n</text:p></draw:text-box></draw:frame><draw:line text:anchor-type="paragraph" draw:z-index="14" draw:style-name="gr7" draw:text-style-name="P9" svg:x1="4.664cm" svg:y1="2.534cm" svg:x2="5.96cm" svg:y2="2.455cm"><text:p/></draw:line><draw:line text:anchor-type="paragraph" draw:z-index="13" draw:style-name="gr7" draw:text-style-name="P9" svg:x1="4.664cm" svg:y1="0.259cm" svg:x2="5.96cm" svg:y2="0.285cm"><text:p/></draw:line><draw:line text:anchor-type="paragraph" draw:z-index="11" draw:style-name="gr7" draw:text-style-name="P9" svg:x1="2.494cm" svg:y1="3.484cm" svg:x2="2.52cm" svg:y2="4.142cm"><text:p/></draw:line><draw:line text:anchor-type="paragraph" draw:z-index="10" draw:style-name="gr7" draw:text-style-name="P9" svg:x1="2.521cm" svg:y1="6.02cm" svg:x2="2.521cm" svg:y2="6.681cm"><text:p/></draw:line><draw:line text:anchor-type="paragraph" draw:z-index="6" draw:style-name="gr7" draw:text-style-name="P9" svg:x1="2.468cm" svg:y1="1.159cm" svg:x2="2.521cm" svg:y2="1.605cm"><text:p/></draw:line></text:p>
      <text:p text:style-name="Standard"/>
      <text:p text:style-name="Standard"><draw:g text:anchor-type="paragraph" draw:z-index="69" draw:style-name="gr2"><draw:custom-shape draw:style-name="gr21" svg:width="3.996cm" svg:height="1.701cm" svg:x="0.774cm" svg:y="18.542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13" svg:width="3.758cm" svg:height="1.657cm" svg:x="1.012cm" svg:y="18.738cm"><draw:text-box><text:p>Berechnung</text:p><text:p>Ventilanzahl,</text:p><text:p>Luftmenge je Ventil</text:p></draw:text-box></draw:frame></draw:g><draw:g text:anchor-type="paragraph" draw:z-index="70" draw:style-name="gr2"><draw:rect draw:style-name="gr3" draw:text-style-name="P9" svg:width="4.049cm" svg:height="0.98cm" svg:x="6.542cm" svg:y="16.408cm"><text:p/></draw:rect><draw:frame draw:style-name="gr4" svg:width="3.728cm" svg:height="0.742cm" svg:x="6.863cm" svg:y="16.646cm"><draw:text-box><text:p>Eingabe Ventile</text:p></draw:text-box></draw:frame></draw:g><draw:line text:anchor-type="paragraph" draw:z-index="71" draw:style-name="gr7" draw:text-style-name="P9" svg:x1="8.5cm" svg:y1="17.387cm" svg:x2="8.5cm" svg:y2="18.047cm"><text:p/></draw:line><draw:line text:anchor-type="paragraph" draw:z-index="72" draw:style-name="gr7" draw:text-style-name="P9" svg:x1="2.732cm" svg:y1="17.657cm" svg:x2="2.732cm" svg:y2="18.542cm"><text:p/></draw:line><draw:line text:anchor-type="paragraph" draw:z-index="73" draw:style-name="gr7" draw:text-style-name="P9" svg:x1="8.5cm" svg:y1="18.046cm" svg:x2="2.732cm" svg:y2="18.046cm"><text:p/></draw:line></text:p>
      <text:p text:style-name="P1"><draw:g text:anchor-type="paragraph" draw:z-index="45" draw:style-name="gr2"><draw:custom-shape draw:style-name="gr14" svg:width="3.996cm" svg:height="1.285cm" svg:x="0.827cm" svg:y="0.161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15" svg:width="3.758cm" svg:height="1.251cm" svg:x="1.065cm" svg:y="0.309cm"><draw:text-box><text:p>Berechnung</text:p><text:p>Raumdaten</text:p></draw:text-box></draw:frame></draw:g></text:p>
      <text:p text:style-name="Standard"/>
      <text:p text:style-name="Standard"/>
      <text:p text:style-name="Standard"><draw:line text:anchor-type="paragraph" draw:z-index="48" draw:style-name="gr7" draw:text-style-name="P9" svg:x1="2.679cm" svg:y1="0.072cm" svg:x2="2.679cm" svg:y2="0.778cm"><text:p/></draw:line></text:p>
      <text:p text:style-name="Standard"><draw:g text:anchor-type="paragraph" draw:z-index="46" draw:style-name="gr2"><draw:rect draw:style-name="gr3" draw:text-style-name="P9" svg:width="5.134cm" svg:height="0.98cm" svg:x="0.325cm" svg:y="0.332cm"><text:p/></draw:rect><draw:frame draw:style-name="gr4" svg:width="4.726cm" svg:height="0.742cm" svg:x="0.732cm" svg:y="0.57cm"><draw:text-box><text:p>Raumvolumen</text:p></draw:text-box></draw:frame></draw:g></text:p>
      <text:p text:style-name="Standard"><draw:line text:anchor-type="paragraph" draw:z-index="49" draw:style-name="gr7" draw:text-style-name="P9" svg:x1="2.679cm" svg:y1="0.864cm" svg:x2="2.679cm" svg:y2="1.139cm"><text:p/></draw:line></text:p>
      <text:p text:style-name="Standard"/>
      <text:p text:style-name="Standard"><draw:g text:anchor-type="paragraph" draw:z-index="47" draw:style-name="gr2"><draw:rect draw:style-name="gr3" draw:text-style-name="P9" svg:width="5.134cm" svg:height="1.648cm" svg:x="0.325cm" svg:y="0.247cm"><text:p/></draw:rect><draw:frame draw:style-name="gr16" svg:width="4.726cm" svg:height="1.248cm" svg:x="0.732cm" svg:y="0.647cm"><draw:text-box><text:p>Raumvolumenstrom für Zuluft und Abluft</text:p></draw:text-box></draw:frame></draw:g></text:p>
      <text:p text:style-name="Standard"/>
      <text:p text:style-name="Standard"><draw:g text:anchor-type="paragraph" draw:z-index="51" draw:style-name="gr2"><draw:custom-shape draw:style-name="gr5" svg:width="4.34cm" svg:height="1.879cm" svg:x="7.151cm" svg:y="2.89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6" draw:text-style-name="P9" svg:width="2.223cm" svg:height="1.006cm" svg:x="8.156cm" svg:y="3.372cm"><draw:text-box><text:p text:style-name="P9">Tür = Durchgang?</text:p></draw:text-box></draw:frame></draw:g><draw:g text:anchor-type="paragraph" draw:z-index="50" draw:style-name="gr2"><draw:rect draw:style-name="gr3" draw:text-style-name="P9" svg:width="5.134cm" svg:height="0.98cm" svg:x="6.648cm" svg:y="1.258cm"><text:p/></draw:rect><draw:frame draw:style-name="gr4" svg:width="4.726cm" svg:height="0.742cm" svg:x="7.055cm" svg:y="1.496cm"><draw:text-box><text:p>Eingabe Tür</text:p></draw:text-box></draw:frame></draw:g><draw:g text:anchor-type="paragraph" draw:z-index="56" draw:style-name="gr2"><draw:custom-shape draw:style-name="gr17" svg:width="3.996cm" svg:height="1.844cm" svg:x="0.827cm" svg:y="1.774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18" svg:width="3.758cm" svg:height="1.925cm" svg:x="1.065cm" svg:y="1.986cm"><draw:text-box><text:p>Berechnung</text:p><text:p>Überström- Volumenstrom</text:p></draw:text-box></draw:frame></draw:g><draw:g text:anchor-type="paragraph" draw:z-index="60" draw:style-name="gr2"><draw:custom-shape draw:style-name="gr19" svg:width="3.996cm" svg:height="1.844cm" svg:x="0.827cm" svg:y="4.579cm"><text:p/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frame draw:style-name="gr18" svg:width="3.758cm" svg:height="1.925cm" svg:x="1.065cm" svg:y="4.792cm"><draw:text-box><text:p>Berechnung</text:p><text:p>Querschnittsfläche,</text:p><text:p>Türspalthöhe</text:p></draw:text-box></draw:frame></draw:g><draw:g text:anchor-type="paragraph" draw:z-index="62" draw:style-name="gr2"><draw:rect draw:style-name="gr3" draw:text-style-name="P9" svg:width="4.068cm" svg:height="0.98cm" svg:x="7.237cm" svg:y="5.438cm"><text:p/></draw:rect><draw:frame draw:style-name="gr4" svg:width="3.746cm" svg:height="0.742cm" svg:x="7.56cm" svg:y="5.676cm"><draw:text-box><text:p>keine Türberechnung</text:p></draw:text-box></draw:frame></draw:g><draw:g text:anchor-type="paragraph" draw:z-index="63" draw:style-name="gr2"><draw:custom-shape draw:style-name="gr5" svg:width="5.181cm" svg:height="1.881cm" svg:x="0.379cm" svg:y="6.97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draw:style-name="gr20" draw:text-style-name="P9" svg:width="3.229cm" svg:height="1.394cm" svg:x="1.277cm" svg:y="7.458cm"><draw:text-box><text:p text:style-name="P9">Türspalthöhe &gt; Max. Spalthöhe</text:p></draw:text-box></draw:frame></draw:g><draw:g text:anchor-type="paragraph" draw:z-index="67" draw:style-name="gr2"><draw:rect draw:style-name="gr3" draw:text-style-name="P9" svg:width="4.068cm" svg:height="0.98cm" svg:x="0.808cm" svg:y="9.857cm"><text:p/></draw:rect><draw:frame draw:style-name="gr4" svg:width="3.746cm" svg:height="0.742cm" svg:x="1.131cm" svg:y="10.095cm"><draw:text-box><text:p text:style-name="P9">Return</text:p></draw:text-box></draw:frame></draw:g><draw:g text:anchor-type="paragraph" draw:z-index="68" draw:style-name="gr2"><draw:rect draw:style-name="gr3" draw:text-style-name="P9" svg:width="4.068cm" svg:height="0.98cm" svg:x="7.237cm" svg:y="7.264cm"><text:p/></draw:rect><draw:frame draw:style-name="gr4" svg:width="3.746cm" svg:height="0.742cm" svg:x="7.56cm" svg:y="7.502cm"><draw:text-box><text:p>Ausgabe Meldung</text:p></draw:text-box></draw:frame></draw:g><draw:line text:anchor-type="paragraph" draw:z-index="52" draw:style-name="gr7" draw:text-style-name="P9" svg:x1="9.294cm" svg:y1="2.237cm" svg:x2="9.294cm" svg:y2="2.897cm"><text:p/></draw:line><draw:line text:anchor-type="paragraph" draw:z-index="54" draw:style-name="gr7" draw:text-style-name="P9" svg:x1="9.32cm" svg:y1="4.775cm" svg:x2="9.32cm" svg:y2="5.447cm"><text:p/></draw:line><draw:line text:anchor-type="paragraph" draw:z-index="55" draw:style-name="gr7" draw:text-style-name="P9" svg:x1="2.785cm" svg:y1="1.002cm" svg:x2="2.785cm" svg:y2="1.769cm"><text:p/></draw:line><draw:line text:anchor-type="paragraph" draw:z-index="53" draw:style-name="gr7" draw:text-style-name="P9" svg:x1="7.151cm" svg:y1="3.912cm" svg:x2="2.812cm" svg:y2="3.912cm"><text:p/></draw:line><draw:line text:anchor-type="paragraph" draw:z-index="57" draw:style-name="gr7" draw:text-style-name="P9" svg:x1="2.997cm" svg:y1="3.727cm" svg:x2="2.759cm" svg:y2="3.912cm"><text:p/></draw:line><draw:line text:anchor-type="paragraph" draw:z-index="58" draw:style-name="gr7" draw:text-style-name="P9" svg:x1="2.971cm" svg:y1="4.097cm" svg:x2="2.759cm" svg:y2="3.912cm"><text:p/></draw:line><draw:line text:anchor-type="paragraph" draw:z-index="59" draw:style-name="gr7" draw:text-style-name="P9" svg:x1="2.759cm" svg:y1="3.618cm" svg:x2="2.759cm" svg:y2="4.548cm"><text:p/></draw:line><draw:frame text:anchor-type="paragraph" draw:z-index="61" draw:style-name="gr9" svg:width="0.556cm" svg:height="0.556cm" svg:x="6.595cm" svg:y="3.464cm"><draw:text-box><text:p>n</text:p></draw:text-box></draw:frame><draw:line text:anchor-type="paragraph" draw:z-index="64" draw:style-name="gr7" draw:text-style-name="P9" svg:x1="2.997cm" svg:y1="6.422cm" svg:x2="2.997cm" svg:y2="6.971cm"><text:p/></draw:line><draw:line text:anchor-type="paragraph" draw:z-index="65" draw:style-name="gr7" draw:text-style-name="P9" svg:x1="2.97cm" svg:y1="8.851cm" svg:x2="2.97cm" svg:y2="9.812cm"><text:p/></draw:line><draw:line text:anchor-type="paragraph" draw:z-index="66" draw:style-name="gr7" draw:text-style-name="P9" svg:x1="5.56cm" svg:y1="7.881cm" svg:x2="7.257cm" svg:y2="7.881cm"><text:p/></draw:line></text:p>
      <text:p text:style-name="P1"/>
      <text:h text:style-name="Heading_20_2" text:outline-level="2">Berechnung der Überströmelemente:</text:h>
      <text:p text:style-name="Standard"/>
      <text:p text:style-name="Standard">Zurzeit werden in der Tabelle der Überströmelemente die Luftvolumenströme der Räume mit angezeigt und als Überström-Luftmenge interpretiert.</text:p>
      <text:p text:style-name="Standard">Die Überström-Luftmenge pro Raum soll in Zukunft änderbar sein. Mit dieser geänderten Überström-Luftmenge sollen dann die Anzahl der Überströmelemente und die jeweiligen Luftmengen je Ventil berechnet werden.</text:p>
      <text:p text:style-name="Standard">(Die Methode „getUeberstroemMenge()“ berechnet für den jeweiligen Raum die maximale Überström-Luftmenge.)</text:p>
      <text:p text:style-name="Standard"/>
      <text:p text:style-name="Standard"/>
      <text:h text:style-name="Heading_20_2" text:outline-level="2">Druckverlustberechnung:</text:h>
      <text:p text:style-name="Standard"/>
      <text:p text:style-name="Standard">In der Druckverlustberechnung gibt es keine doppelten Berechnungen. (wie bei den Räumen)</text:p>
      <text:p text:style-name="Standard">Beispiel siehe „Druckverlustberechnung.pdf“!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/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Arial1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3T10:20:22.90</meta:creation-date>
    <meta:editing-duration>PT00H00M00S</meta:editing-duration>
    <meta:editing-cycles>1</meta:editing-cycles>
    <meta:generator>OpenOffice.org/3.2$Win32 OpenOffice.org_project/320m12$Build-9483</meta:generator>
    <meta:document-statistic meta:table-count="0" meta:image-count="3" meta:object-count="0" meta:page-count="6" meta:paragraph-count="54" meta:word-count="566" meta:character-count="4488"/>
  </office:meta>
</office:document-meta>
</file>